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ouvroir.info/libresfeuillets/?p=48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8T21:24:59.676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47" meta:non-whitespace-character-count="47"/>
    <meta:generator>LibreOffice/7.3.1.3$Windows_X86_64 LibreOffice_project/a69ca51ded25f3eefd52d7bf9a5fad8c90b87951</meta:generator>
  </office:meta>
</office:document-meta>
</file>